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19ce8" officeooo:paragraph-rsid="00119ce8" style:font-size-asian="8.75pt" style:font-size-complex="10pt"/>
    </style:style>
    <style:style style:name="P2" style:family="paragraph" style:parent-style-name="Standard" style:list-style-name="L1">
      <style:text-properties fo:font-size="10pt" officeooo:rsid="00119ce8" officeooo:paragraph-rsid="00119ce8" style:font-size-asian="8.75pt" style:font-size-complex="10pt"/>
    </style:style>
    <style:style style:name="P3" style:family="paragraph" style:parent-style-name="Standard" style:list-style-name="L2">
      <style:text-properties fo:font-size="10pt" officeooo:rsid="00119ce8" officeooo:paragraph-rsid="00119ce8" style:font-size-asian="8.75pt" style:font-size-complex="10pt"/>
    </style:style>
    <style:style style:name="P4" style:family="paragraph" style:parent-style-name="Standard" style:list-style-name="L3">
      <style:text-properties fo:font-size="10pt" officeooo:rsid="00119ce8" officeooo:paragraph-rsid="00119ce8" style:font-size-asian="8.75pt" style:font-size-complex="10pt"/>
    </style:style>
    <style:style style:name="P5" style:family="paragraph" style:parent-style-name="Standard" style:list-style-name="L4">
      <style:text-properties fo:font-size="10pt" officeooo:rsid="00119ce8" officeooo:paragraph-rsid="00119ce8" style:font-size-asian="8.75pt" style:font-size-complex="10pt"/>
    </style:style>
    <style:style style:name="P6" style:family="paragraph" style:parent-style-name="Standard" style:list-style-name="L4">
      <style:text-properties fo:font-size="10pt" officeooo:rsid="0013fde9" officeooo:paragraph-rsid="0013fde9" style:font-size-asian="8.75pt" style:font-size-complex="10pt"/>
    </style:style>
    <style:style style:name="P7" style:family="paragraph" style:parent-style-name="Standard">
      <style:text-properties fo:font-size="10pt" officeooo:rsid="0014ab96" officeooo:paragraph-rsid="0014ab96" style:font-size-asian="8.75pt" style:font-size-complex="10pt"/>
    </style:style>
    <style:style style:name="P8" style:family="paragraph" style:parent-style-name="Standard" style:list-style-name="L5">
      <style:text-properties fo:font-size="10pt" officeooo:rsid="0014ab96" officeooo:paragraph-rsid="0014ab96" style:font-size-asian="8.75pt" style:font-size-complex="10pt"/>
    </style:style>
    <style:style style:name="P9" style:family="paragraph" style:parent-style-name="Standard" style:list-style-name="L6">
      <style:text-properties fo:font-size="10pt" officeooo:rsid="0014ab96" officeooo:paragraph-rsid="0014ab96" style:font-size-asian="8.75pt" style:font-size-complex="10pt"/>
    </style:style>
    <style:style style:name="P10" style:family="paragraph" style:parent-style-name="Standard">
      <style:text-properties fo:font-size="10pt" officeooo:rsid="001573f2" officeooo:paragraph-rsid="001573f2" style:font-size-asian="8.75pt" style:font-size-complex="10pt"/>
    </style:style>
    <style:style style:name="P11" style:family="paragraph" style:parent-style-name="Standard" style:list-style-name="L7">
      <style:text-properties fo:font-size="10pt" officeooo:rsid="001573f2" officeooo:paragraph-rsid="001573f2" style:font-size-asian="8.75pt" style:font-size-complex="10pt"/>
    </style:style>
    <style:style style:name="P12" style:family="paragraph" style:parent-style-name="Standard" style:list-style-name="L4">
      <style:text-properties fo:font-size="10pt" fo:font-weight="bold" officeooo:rsid="00119ce8" officeooo:paragraph-rsid="00119ce8" style:font-size-asian="8.75pt" style:font-weight-asian="bold" style:font-size-complex="10pt" style:font-weight-complex="bold"/>
    </style:style>
    <style:style style:name="P13" style:family="paragraph" style:parent-style-name="Standard" style:list-style-name="L4">
      <style:text-properties fo:font-size="10pt" fo:font-weight="bold" officeooo:rsid="00132187" officeooo:paragraph-rsid="00132187" style:font-size-asian="8.75pt" style:font-weight-asian="bold" style:font-size-complex="10pt" style:font-weight-complex="bold"/>
    </style:style>
    <style:style style:name="P14" style:family="paragraph" style:parent-style-name="Standard" style:list-style-name="L6">
      <style:text-properties fo:font-size="10pt" fo:font-weight="bold" officeooo:rsid="0014ab96" officeooo:paragraph-rsid="0014ab96" style:font-size-asian="8.75pt" style:font-weight-asian="bold" style:font-size-complex="10pt" style:font-weight-complex="bold"/>
    </style:style>
    <style:style style:name="P15" style:family="paragraph" style:parent-style-name="Standard" style:list-style-name="L7">
      <style:text-properties fo:font-size="10pt" fo:font-weight="bold" officeooo:rsid="001573f2" officeooo:paragraph-rsid="001573f2" style:font-size-asian="8.75pt" style:font-weight-asian="bold" style:font-size-complex="10pt" style:font-weight-complex="bold"/>
    </style:style>
    <style:style style:name="P16" style:family="paragraph" style:parent-style-name="Standard" style:list-style-name="L4">
      <style:text-properties fo:font-size="10pt" fo:font-weight="normal" officeooo:rsid="0013fde9" officeooo:paragraph-rsid="0013fde9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13fde9" officeooo:paragraph-rsid="0013fde9" style:font-size-asian="8.75pt" style:font-weight-asian="normal" style:font-size-complex="10pt" style:font-weight-complex="normal"/>
    </style:style>
    <style:style style:name="P18" style:family="paragraph" style:parent-style-name="Standard" style:list-style-name="L7">
      <style:text-properties fo:font-size="10pt" fo:font-weight="normal" officeooo:rsid="001573f2" officeooo:paragraph-rsid="001573f2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1573f2" officeooo:paragraph-rsid="001573f2" style:font-size-asian="8.75pt" style:font-weight-asian="normal" style:font-size-complex="10pt" style:font-weight-complex="normal"/>
    </style:style>
    <style:style style:name="P20" style:family="paragraph" style:parent-style-name="Standard" style:list-style-name="L8">
      <style:text-properties fo:font-size="10pt" fo:font-weight="normal" officeooo:rsid="001573f2" officeooo:paragraph-rsid="001573f2" style:font-size-asian="8.75pt" style:font-weight-asian="normal" style:font-size-complex="10pt" style:font-weight-complex="normal"/>
    </style:style>
    <style:style style:name="P21" style:family="paragraph" style:parent-style-name="Standard" style:list-style-name="L9">
      <style:text-properties fo:font-size="10pt" fo:font-weight="normal" officeooo:rsid="001573f2" officeooo:paragraph-rsid="001573f2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16850d" officeooo:paragraph-rsid="0016850d" style:font-size-asian="8.75pt" style:font-weight-asian="normal" style:font-size-complex="10pt" style:font-weight-complex="normal"/>
    </style:style>
    <style:style style:name="P23" style:family="paragraph" style:parent-style-name="Standard" style:list-style-name="L10">
      <style:text-properties fo:font-size="10pt" fo:font-weight="normal" officeooo:rsid="0016850d" officeooo:paragraph-rsid="0016850d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fde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égétaux immobiles provoquent des problèmes :</text:p>
      <text:list xml:id="list2489619711" text:style-name="L1">
        <text:list-item>
          <text:p text:style-name="P2">habitat favorable</text:p>
        </text:list-item>
        <text:list-item>
          <text:p text:style-name="P2">partenaires sexuels</text:p>
        </text:list-item>
        <text:list-item>
          <text:p text:style-name="P2">conditions environnementales</text:p>
        </text:list-item>
        <text:list-item>
          <text:p text:style-name="P2">perturbation ± récurrentes </text:p>
        </text:list-item>
        <text:list-item>
          <text:p text:style-name="P2">autres espèces végétales</text:p>
        </text:list-item>
      </text:list>
      <text:p text:style-name="P1"/>
      <text:p text:style-name="P1">Solutions :</text:p>
      <text:list xml:id="list3169088971" text:style-name="L2">
        <text:list-item>
          <text:p text:style-name="P3">patrimoine génétique</text:p>
        </text:list-item>
        <text:list-item>
          <text:p text:style-name="P3">individus</text:p>
        </text:list-item>
      </text:list>
      <text:p text:style-name="P1"/>
      <text:p text:style-name="P1">reproduction sexuée :</text:p>
      <text:list xml:id="list3230296268" text:style-name="L3">
        <text:list-item>
          <text:p text:style-name="P4">organisé autour des fleurs mâles</text:p>
          <text:list>
            <text:list-item>
              <text:p text:style-name="P4">longue distance</text:p>
            </text:list-item>
            <text:list-item>
              <text:p text:style-name="P4">nouveaux sites</text:p>
            </text:list-item>
            <text:list-item>
              <text:p text:style-name="P4">grain de pollen</text:p>
            </text:list-item>
            <text:list-item>
              <text:p text:style-name="P4">vent/insecte</text:p>
            </text:list-item>
          </text:list>
          <text:p text:style-name="P4"/>
        </text:list-item>
        <text:list-item>
          <text:p text:style-name="P4">organisé autour des fleurs femelles</text:p>
          <text:list>
            <text:list-item>
              <text:p text:style-name="P4">dia spore (graines et spores)</text:p>
            </text:list-item>
            <text:list-item>
              <text:p text:style-name="P4">graine</text:p>
            </text:list-item>
          </text:list>
        </text:list-item>
      </text:list>
      <text:p text:style-name="P1"/>
      <text:p text:style-name="P1">dispersion :</text:p>
      <text:list xml:id="list2448375220" text:style-name="L4">
        <text:list-item>
          <text:p text:style-name="P12">anémogorie</text:p>
          <text:list>
            <text:list-item>
              <text:p text:style-name="P5">poids de la graine réduit</text:p>
            </text:list-item>
            <text:list-item>
              <text:p text:style-name="P5">dispositif de dispersion</text:p>
            </text:list-item>
            <text:list-item>
              <text:p text:style-name="P5">plumes</text:p>
            </text:list-item>
            <text:list-item>
              <text:p text:style-name="P5">samares</text:p>
            </text:list-item>
          </text:list>
          <text:p text:style-name="P5"/>
        </text:list-item>
        <text:list-item>
          <text:p text:style-name="P12">zoochorie</text:p>
          <text:list>
            <text:list-item>
              <text:p text:style-name="P13">endozoochorie <text:span text:style-name="T1">: utilisation des régimes alimentaires, </text:span>mammochorie<text:span text:style-name="T1"> et </text:span>ornithochorie</text:p>
            </text:list-item>
            <text:list-item>
              <text:p text:style-name="P13">exozoochorie<text:span text:style-name="T1"> : </text:span><text:span text:style-name="T2">dispersion par attachement à l’extérieur du corps animal</text:span></text:p>
            </text:list-item>
            <text:list-item>
              <text:p text:style-name="P6"><text:span text:style-name="T3">myrmécochorie</text:span> : dispersion par les fourmis</text:p>
              <text:p text:style-name="P6"/>
            </text:list-item>
          </text:list>
        </text:list-item>
        <text:list-item>
          <text:p text:style-name="P5"><text:span text:style-name="T3">hydrochorie</text:span></text:p>
          <text:list>
            <text:list-item>
              <text:p text:style-name="P16">pas toujours de structure particulière</text:p>
            </text:list-item>
            <text:list-item>
              <text:p text:style-name="P16">résistance au pourrissement</text:p>
            </text:list-item>
            <text:list-item>
              <text:p text:style-name="P16">graine flottante</text:p>
            </text:list-item>
            <text:list-item>
              <text:p text:style-name="P16">dispersion parfois sur des grandes distances</text:p>
            </text:list-item>
            <text:list-item>
              <text:p text:style-name="P16">faible distances</text:p>
            </text:list-item>
            <text:list-item>
              <text:p text:style-name="P16">couplé à la zoochorie</text:p>
            </text:list-item>
          </text:list>
        </text:list-item>
      </text:list>
      <text:p text:style-name="P17"/>
      <text:p text:style-name="P7"><text:span text:style-name="T1">3 types de dispersions des individus</text:span></text:p>
      <text:list xml:id="list1025702751" text:style-name="L5">
        <text:list-item>
          <text:p text:style-name="P8">espèces non fixées : <text:span text:style-name="T3">hydrophytes flottants</text:span></text:p>
        </text:list-item>
        <text:list-item>
          <text:p text:style-name="P8">se déplace sur un point de fixation : <text:span text:style-name="T3">géophytes à rhizome</text:span></text:p>
        </text:list-item>
        <text:list-item>
          <text:p text:style-name="P8">multiplication végétative</text:p>
          <text:list>
            <text:list-item>
              <text:p text:style-name="P8">clonage</text:p>
            </text:list-item>
            <text:list-item>
              <text:p text:style-name="P8">toutes les structures de l’individu mère</text:p>
            </text:list-item>
            <text:list-item>
              <text:p text:style-name="P8">formation de structure spécialisée</text:p>
            </text:list-item>
          </text:list>
        </text:list-item>
      </text:list>
      <text:p text:style-name="P7"/>
      <text:p text:style-name="P7">structures spécialisées</text:p>
      <text:list xml:id="list3413101220" text:style-name="L6">
        <text:list-item>
          <text:p text:style-name="P9">rameau modifié long</text:p>
          <text:list>
            <text:list-item>
              <text:p text:style-name="P14"><text:span text:style-name="T1">aériens :</text:span> stolons</text:p>
            </text:list-item>
          </text:list>
        </text:list-item>
        <text:list-item>
          <text:p text:style-name="P9">rameau modifié court</text:p>
          <text:list>
            <text:list-item>
              <text:p text:style-name="P9">bulbilles</text:p>
            </text:list-item>
          </text:list>
        </text:list-item>
      </text:list>
      <text:p text:style-name="P7"/>
      <text:p text:style-name="P10">structures non spécialisées </text:p>
      <text:list xml:id="list3832704143" text:style-name="L7">
        <text:list-item>
          <text:p text:style-name="P15">fragmentation aérienne et rhizogenèse postérieur</text:p>
          <text:list>
            <text:list-item>
              <text:p text:style-name="P11">bouturage spontané <text:s/></text:p>
            </text:list-item>
          </text:list>
        </text:list-item>
        <text:list-item>
          <text:p text:style-name="P15">fragmentation de touffe pour les espèces cespiteuses</text:p>
          <text:list>
            <text:list-item>
              <text:p text:style-name="P11">bouturage spontané</text:p>
            </text:list-item>
          </text:list>
        </text:list-item>
        <text:list-item>
          <text:p text:style-name="P15">bourgeon adventif</text:p>
          <text:list>
            <text:list-item>
              <text:p text:style-name="P11">dédifférenciation cellulaire, nouveau méristème, nouveau bourgeon, nouveau rameau</text:p>
            </text:list-item>
          </text:list>
        </text:list-item>
        <text:list-item>
          <text:p text:style-name="P15"><text:soft-page-break/>fragmentation du rhizome</text:p>
          <text:list>
            <text:list-item>
              <text:p text:style-name="P18">dégénérescence des parties âgées avec séparation des rhizomes latéraux du rhizome <text:s/>principal</text:p>
            </text:list-item>
          </text:list>
        </text:list-item>
      </text:list>
      <text:p text:style-name="P19"/>
      <text:p text:style-name="P19">éviter la semaison :</text:p>
      <text:list xml:id="list1180133844" text:style-name="L8">
        <text:list-item>
          <text:p text:style-name="P20">bouturage</text:p>
        </text:list-item>
        <text:list-item>
          <text:p text:style-name="P20">marcottage</text:p>
        </text:list-item>
        <text:list-item>
          <text:p text:style-name="P20">greffe </text:p>
        </text:list-item>
      </text:list>
      <text:p text:style-name="P19"/>
      <text:list xml:id="list3815691290" text:style-name="L9">
        <text:list-item>
          <text:p text:style-name="P21">Sexuée *versus* asexuée</text:p>
        </text:list-item>
        <text:list-item>
          <text:p text:style-name="P21">Graine &lt;-&gt; brassage génétique (méiose et fécondation)</text:p>
        </text:list-item>
        <text:list-item>
          <text:p text:style-name="P21">Annuelles et ligneux (sexuée préférentiellement)</text:p>
        </text:list-item>
        <text:list-item>
          <text:p text:style-name="P21">Plantes d'habitat difficile (asexuée préférentiellement, établissement difficile)</text:p>
        </text:list-item>
      </text:list>
      <text:p text:style-name="P19"/>
      <text:p text:style-name="P22">voie asexué </text:p>
      <text:list xml:id="list1200203915" text:style-name="L10">
        <text:list-item>
          <text:p text:style-name="P23">avantage : dissémination locale rapide → extension latérale, coût énergétique faible (clone), forte taux de survie des clones</text:p>
        </text:list-item>
        <text:list-item>
          <text:p text:style-name="P23">inconvénient : génome identique, accumulation des tares, accélération des attaques parasitaire, inadaptation aux changements environnementaux</text:p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4:38:37.773000000</meta:creation-date>
    <meta:generator>LibreOffice/6.1.5.2$Windows_X86_64 LibreOffice_project/90f8dcf33c87b3705e78202e3df5142b201bd805</meta:generator>
    <dc:date>2019-06-21T15:21:26.765000000</dc:date>
    <meta:editing-duration>PT10M42S</meta:editing-duration>
    <meta:editing-cycles>3</meta:editing-cycles>
    <meta:document-statistic meta:table-count="0" meta:image-count="0" meta:object-count="0" meta:page-count="2" meta:paragraph-count="70" meta:word-count="329" meta:character-count="2139" meta:non-whitespace-character-count="1931"/>
  </office:meta>
</office:document-meta>
</file>